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color="#000000" style:font-name="Arial" fo:font-size="10pt" fo:language="en" fo:country="GB" style:font-size-asian="10pt" style:font-name-complex="Arial" style:font-size-complex="10pt"/>
    </style:style>
    <style:style style:name="P3" style:family="paragraph" style:parent-style-name="Standard">
      <style:text-properties style:font-name="Courier New" fo:font-size="9pt" fo:language="en" fo:country="GB" style:font-size-asian="9pt" style:font-name-complex="Courier New" style:font-size-complex="9pt"/>
    </style:style>
    <style:style style:name="P4" style:family="paragraph" style:parent-style-name="Standard">
      <style:paragraph-properties fo:margin-top="0cm" fo:margin-bottom="0.423cm"/>
    </style:style>
    <style:style style:name="P5" style:family="paragraph" style:parent-style-name="Standard">
      <style:paragraph-properties fo:margin-top="0cm" fo:margin-bottom="0.423cm"/>
      <style:text-properties style:font-name="Courier New" fo:font-size="9pt" fo:language="en" fo:country="GB" style:font-size-asian="9pt" style:font-name-complex="Courier New" style:font-size-complex="9pt"/>
    </style:style>
    <style:style style:name="P6" style:family="paragraph" style:parent-style-name="Heading_20_2">
      <style:text-properties fo:language="en" fo:country="GB"/>
    </style:style>
    <style:style style:name="P7" style:family="paragraph" style:parent-style-name="Normal_20__28_Web_29_">
      <style:text-properties style:font-name="Courier New" fo:font-size="9pt" fo:language="en" fo:country="GB" style:font-size-asian="9pt" style:font-name-complex="Courier New" style:font-size-complex="9pt"/>
    </style:style>
    <style:style style:name="P8" style:family="paragraph" style:parent-style-name="Normal_20__28_Web_29_">
      <style:paragraph-properties fo:margin-top="0.494cm" fo:margin-bottom="0.423cm"/>
      <style:text-properties style:font-name="Courier New" fo:font-size="9pt" fo:language="en" fo:country="GB" style:font-size-asian="9pt" style:font-name-complex="Courier New" style:font-size-complex="9pt"/>
    </style:style>
    <style:style style:name="P9" style:family="paragraph" style:parent-style-name="Heading_20_1">
      <style:text-properties fo:language="en" fo:country="GB"/>
    </style:style>
    <style:style style:name="P10" style:family="paragraph" style:parent-style-name="Heading_20_1" style:master-page-name="Standard">
      <style:paragraph-properties style:page-number="auto"/>
      <style:text-properties fo:language="en" fo:country="GB"/>
    </style:style>
    <style:style style:name="T1" style:family="text">
      <style:text-properties fo:language="en" fo:country="GB"/>
    </style:style>
    <style:style style:name="T2" style:family="text">
      <style:text-properties style:font-name="Courier New" fo:font-size="9pt" fo:language="en" fo:country="GB" style:font-size-asian="9pt" style:font-name-complex="Courier New" style:font-size-complex="9pt"/>
    </style:style>
    <style:style style:name="T3" style:family="text">
      <style:text-properties fo:color="#0000cc" style:font-name="Courier New" fo:font-size="9pt" fo:language="en" fo:country="GB" style:font-size-asian="9pt" style:font-name-complex="Courier New" style:font-size-complex="9pt"/>
    </style:style>
    <style:style style:name="T4" style:family="text">
      <style:text-properties style:font-name="Arial" fo:font-size="10pt" fo:language="en" fo:country="GB" style:font-size-asian="10pt" style:font-name-complex="Arial" style:font-size-complex="10pt"/>
    </style:style>
    <style:style style:name="T5" style:family="text">
      <style:text-properties fo:color="#000000" style:font-name="Courier New" fo:font-size="9pt" fo:language="en" fo:country="GB" fo:font-weight="bold" style:font-size-asian="9pt" style:font-weight-asian="bold" style:font-name-complex="Courier New" style:font-size-complex="9pt" style:font-weight-complex="bold"/>
    </style:style>
    <style:style style:name="T6" style:family="text">
      <style:text-properties fo:color="#ff0000" style:font-name="Courier New" fo:font-size="9pt" fo:language="en" fo:country="GB" fo:background-color="#ffff00" style:font-size-asian="9pt" style:font-name-complex="Courier New" style:font-size-complex="9pt"/>
    </style:style>
    <style:style style:name="T7" style:family="text">
      <style:text-properties fo:color="#ff0000" style:font-name="Courier New" fo:font-size="9pt" fo:language="en" fo:country="GB" style:font-size-asian="9pt" style:font-name-complex="Courier New"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ooRexx vs Mono</text:h>
      <text:p text:style-name="Standard"><text:a xlink:type="simple" xlink:href="http://sourceforge.net/mailarchive/message.php?msg_id=49ct8j%2419uaddr%40mxip01a.cluster1.charter.net"><text:span text:style-name="Internet_20_link"><text:span text:style-name="T1">http://sourceforge.net/mailarchive/message.php?msg_id=49ct8j%2419uaddr%40mxip01a.cluster1.charter.net</text:span></text:span></text:a></text:p>
      <text:p text:style-name="P1"> </text:p>
      <text:h text:style-name="P6" text:outline-level="2">Michael Lueck</text:h>
      <text:p text:style-name="P2">oooo, I can sense the eye brows in odd positions at that title! ;-) It is, however, a serious question I hope to get some solid details to shine accurate light upon.<text:line-break/><text:line-break/>Basically where I am coming from is thinking where these two languages are in the scope of levels of languages. ASM of course is way down there... and SmallTalk, 4GL's, flow chart program are all way up there. Then, for sake of this email, there are ooRexx and Mono which as far as I know are both written in C/C++. With ooRexx one codes in Object Rexx and with Mono one uses C#. Both strive to allow developers to deploy the same code to multiple platforms... and both allow the developer to call OS specific stuff and thus make that portability complicated.<text:line-break/><text:line-break/>So, setting aside preferences and emotions... "Why do we then work with ooRexx?" is basically my question.<text:line-break/><text:line-break/>Example of one thing that caused me to do just that and set aside "preferences and emotions" and ask myself the previous question: A friend at our local LUG, IT administrator for many years... misses the "good old Borland days" (as I do too) when they had great languages / tools, you could quickly write fast code to automate business processes, things were great. These days he is off using C# / Mono to get cross platform "things" coded up... such as a little dialog box that someone can click click click and get some information about products.</text:p>
      <text:p text:style-name="P2">He can target a "fat" or "thin" output - where it can run as an object on a web page, or as a free standing application. And his single binary runs on (or SHOULD run on) Linux and Windows. In reality the web communication pukes on Windows and the GUI does not display the data from the server. My point, though, is that he codes up this little app, it is doing "fancy" web services to a server running Apache and PHP that can decode / encode this stuff going over HTTP... and rather quickly they get gratification for their labor, some "business objective" is met, etc... We talk about Rexx being a "glue" language... seems like he is using C# as a glue language... AND leveraging some standards which I don't think we have plugged into ooRexx these days... what ever this web stuff is that Mono and PHP can handle without blinking an eye.</text:p>
      <text:h text:style-name="P6" text:outline-level="2">Rony</text:h>
      <text:p text:style-name="P2">just replace "Mono" with "Java" in your text and re-read it.<text:line-break/><text:line-break/>What conclusions would you draw from your article then?</text:p>
      <text:p text:style-name="P2">P.S.: Of course, having the ooRexx interpreter itself compiled to the Mono/.Net intermediate-code/bytecode would open up interesting applicabilities and deployments for ooRexx programs, as would a compilation to Java bytecode, if that were possible at all.</text:p>
      <text:p text:style-name="P2">:) </text:p>
      <text:h text:style-name="P6" text:outline-level="2">Rene Jansen</text:h>
      <text:p text:style-name="P2">I think these are very valid questions and I am glad you brought them up. Both CLR (Mono) and Java come with large standard libraries that can be leveraged in your own code; this accounts for important time saving during development and testing. Java's goal was to enable platform independent development; CLR's goal seemed to be language independent development for one platform; Mono adds multiple platforms but it does not seem to share Java's success, and its future may still hinge on MS legal actions.<text:line-break/>&gt; in C/C++. With ooRexx one codes in Object Rexx and with Mono one<text:line-break/>&gt; uses C#. Both<text:line-break/>&gt; strive to allow developers to deploy the same code to multiple<text:line-break/>&gt; platforms... and<text:line-break/>&gt; both allow the developer to call OS specific stuff and thus make that<text:line-break/><text:soft-page-break/>&gt; portability complicated.<text:line-break/>&gt;<text:line-break/><text:line-break/>Well, I use NetRexx to target Java because the latter is the standard in my client's corporate environment. I would love to use ooRexx (and I do use it for small script-like things that are not exposed to group architecture scrutiny) because its OO-model is more sophisticated than Java's. It is no secret that I would like to see the Rexx dialects merged and the targets expanded to the Java VM<text:line-break/>and .net. This would require a lot of work though, as ooRexx currently is an interpreter and NetRexx a translator. The plans are, given time and inspiration, to have a NetRexx version that generates C#; it would be great to try to have ooRexx translated to these VM's or given a backend that directly generates Java bytecode or ILASM.<text:line-break/>Personally, I would like to see efforts to make the n-th platform dependent library for Rexx redirected into these cross-platform efforts. As an example, from NetRexx you can address the whole of Java Swing and make any user interface you want; from ooRexx you can use BSF4Rexx and do the same. An effort to implement a new Windows GUI widget into ooDialog seems misdirected, as you would have to do that for OS/2 PM, Windows, KDE and numerous others.<text:line-break/><text:line-break/>&gt; So, setting aside preferences and emotions... "Why do we then work<text:line-break/>&gt; with<text:line-break/>&gt; ooRexx?" is basically my question.<text:line-break/>&gt;<text:line-break/><text:line-break/>Well, you do not have to, of course. We happen to like it, the ease of coding versus speed of execution equations seems to work out well,  some of us use Rexx since the early eighties ... there can be many reasons. It also seems to catch on quite well if you show it to other  people, although my mileage varies nowadays. The important part seems to be that Rexx needs integration with leading IDE's (Eclipse, NetBeans, JBuilder) to catch the younger folk's attention - I am regarded as an old person when compiling NetRexx from Emacs and debugging using trace. (And they still do not understand why I am faster at that and solve problems watching the console while they are  attaching their debugger to the webserver).<text:line-break/><text:line-break/>The ooRexx interpreter, being a kind of VM itself (interfacing to platform dependent functionality, doing garbage collection) should be tested thoroughly to at least being able to run the 'tokenized' files in a platform independent manner. I did not test this on MacOSX yet due to time constraints; I do not know what the situation on Windows versus Linux is.<text:line-break/><text:line-break/>&gt; Windows and the GUI does not display the data from the server. My<text:line-break/>&gt; point,<text:line-break/>&gt; though, is that he codes up this little app, it is doing "fancy"<text:line-break/>&gt; web services<text:line-break/>&gt; to a server running Apache and PHP that can decode / encode this<text:line-break/>&gt; stuff going<text:line-break/>&gt; over HTTP... and rather quickly they get gratification for their<text:line-break/>&gt; labor, some<text:line-break/>&gt; "business objective" is met, etc... We talk about Rexx being a "glue"<text:line-break/>&gt; language... seems like he is using C# as a glue language... AND<text:line-break/>&gt; leveraging some<text:line-break/>&gt; standards which I don't think we have plugged into ooRexx these<text:line-break/>&gt; days... what<text:line-break/>&gt; ever this web stuff is that Mono and PHP can handle without<text:line-break/>&gt; blinking an eye.<text:line-break/><text:line-break/>This is the same in NetRexx/Java of course, we are doing heavy client apps, web GUI's using JSF/JSP and web services over SOAP all using the same beans written in Rexx. In my opinion, ooRexx should catch up to this by providing interoperability to the most important cross-platform VM's and not by writing the next C++ cross-platform coded library - this goes more or less for the 'ooRexx-VM' itself also. The strategy of the NetRexx model seems to be here, to not include what the Java VM has, so no file-IO and collection classes, with even the indexed string implementation using Java classes, impolementing just a small language crore and the traditional; Rexx runtime in an OO-<text:line-break/>fashion. I would be happy with an ooRexx subset targeted towards these VM's, mostly being a <text:soft-page-break/>translator for Java and C#, and a small library of bytecode or ILASM to implement the multiple inheritance, dynamic methods and metaclass capabilities that make ooRexx this excellent OO-language. This would bring us in the position to catch up with modern developments in programming languages; but I think great care should be exercised in determining what should be in the language core and what should be left to the environment. Rexx traditionally had this right in using EXECIO on VM; TSO should have had this instead of the various I/O options added later.<text:line-break/><text:line-break/>I would like to work on integration of Rexx language tools and these VM's. I do not think an OODialog for MacOSX is ever going to happen;<text:line-break/>I would like to be able to keep on using Swing for GUI's on the Mac, and in addition to that use BSF4Rexx for ooRexx even this year. Let's make the plans for the future after that.</text:p>
      <text:h text:style-name="P6" text:outline-level="2">Michael Lueck</text:h>
      <text:p text:style-name="P2">&gt;just replace "Mono" with "Java" in your text and re-read it.<text:line-break/>&gt;<text:line-break/>&gt;What conclusions would you draw from your article then?<text:line-break/><text:line-break/>Well, point one is that Java is not OSS/FS which Mono is from what I gather.<text:line-break/><text:line-break/>I guess in any reguard then (ooRexx, Mono, Java) there IS a "runtime library" which must be on the host computer for the software to run. At a very high level it makes them all similar in some ways. Then off to even MSCPP which its output binary needs the MSCPP runtime libraries present for the program to run.... thus REALLY blering what I was "getting at".<text:line-break/><text:line-break/>Basically I was focusing on languages meant to be rapid software development languages. C/C++ is focused on detail which means it is up to the developer to define all of the detail they want... write code.<text:line-break/><text:line-break/>&gt;P.S.: Of course, having the ooRexx interpreter itself compiled to the <text:line-break/>&gt;Mono/.Net intermediate-code/bytecode would open up interesting <text:line-break/>&gt;applicabilities and deployments for ooRexx programs, as would a <text:line-break/>&gt;compilation to Java bytecode, if that were possible at all.<text:line-break/><text:line-break/>Do you mean having the tokenized format be "bytecode" vs ooRexx propritary binary format? Or you mean like a second output... like we have rexxc also have rexxmono which outputs the mono bytecode format?</text:p>
      <text:h text:style-name="P6" text:outline-level="2">Michael Lueck</text:h>
      <text:p text:style-name="P2">&gt;This is the same in NetRexx/Java of course, we are doing heavy client apps, web GUI's using JSF/JSP and web services over SOAP all using the same beans written in Rexx. In my opinion, ooRexx should catch up to this by providing interoperability to the most important cross-platform VM's and not by writing the next C++ cross-platform coded library - this goes more or less for the 'ooRexx-VM' itself also. The strategy of the NetRexx model seems to be here, to not include what the Java VM has, so no file-IO and collection classes,<text:line-break/><text:line-break/>Multiple thoughts just on this bit...<text:line-break/><text:line-break/>1) Getting this fancy new stuff into ooRexx: What ever services this administrator / developer I know was using to do the dialog between client and web server, client was Mono and server was PHP... I doubt the server was having its thread of execution head off into Mono land on the server, rather it<text:line-break/>was my understanding that the same standard / protocol was implemented both in Mono and PHP - but I will check on that. So to add these things to ooRexx it is not necessarily a case of neeing to build bridges over to each language that  has something cool, but rather provide the same standard within the ooRexx community. Same thing Samba argues in their case against M$. They don't want<text:line-break/>M$'s source code for "LanMan" as it exists in WinXP, they want the protocol on the wire documented so they can write code which is compliant to that chatter.<text:line-break/><text:line-break/>Linking to additional languages in a single program makes the entire end result more complicated. Tracers / debuggers are limited when thread of execuation jumps over to another language... we even <text:soft-page-break/>have that in standard ooRexx when execution jumps into C/C++ land of built in classes or loadable libraries.<text:line-break/><text:line-break/>2) About NetRexx not having its own file-IO... MFC with the NetRexx design specifically intended it to produce Java source code. That is a very different approach to developing a language if the goal is simply to output source code for another language. So sure, why reinvent everything that target language has- bring it in to the coding language and sort of "early support" those things... after all execution is not really in NetRexx, it is in Java so  what does it matter if NetRexx and Java lines of code are mixed together in what is handed to the translator which outputs straight Java source code? Kind of reminds me of a compiler tool a mentor of mine in years gone by talked of having written at one point - allowed the mix of assembly and some other high level language in the same source files.<text:line-break/><text:line-break/>Maybe this thread leads itself to another question of "What do we need in ooRexx to have it compete well with Mono and Java?" And I mean "in" as in not needing Mono or Java on the computers to bridge functionality in from those languages. One of my goals is to keep the number of things being combined together to the minimum.</text:p>
      <text:h text:style-name="P6" text:outline-level="2">Rene Jansen</text:h>
      <text:p text:style-name="P2">This is only a representation problem, as everything that executes in ooRexx boils down to machine instructions generated out of C++. In ooRexx, which is not bootstrapped to have its own compiler, you can hit passages that always were C; in NetRexx, everything is NetRexx,  of which the source can be located by the trace instruction, even when the layer in between NetRexx and bytecode is Java.<text:line-break/><text:line-break/>Well, we did "enter NEAT3" in NCR VRX Cobol a long time ago and MS C compiler always had 'enter ASM'.<text:line-break/>I do not think the NetRexx approach "is a very different approach to developing a language"; it just presupposes a VM running on top of an <text:line-break/><text:line-break/>OS, just like modern versions of mainframe Fortran, PL/I and COBOL require the Common Language Runtime environment. It is called reuse and layered design, and it saves money.<text:line-break/><text:line-break/>File I/O is a strong example, because it made the company I worked for drop IBM's Object Rexx when it came out - it was slow and got slower during the day. I wish there would have been alternatives then, like leveraging the W32 I/O libraries, but Florian did not have his BIF mechanism ready then. Now, in 2005, we could replace some NetRexx programs file I/O with the Java 1.4 NIO libraries, which gave us increased performance almost without any work.<text:line-break/><text:line-break/>&gt;<text:line-break/>&gt; Maybe this thread leads itself to another question of "What do we <text:line-break/>&gt; need in<text:line-break/>&gt; ooRexx to have it compete well with Mono and Java?" And I mean "in" <text:line-break/><text:line-break/>&gt; as in not<text:line-break/>&gt; needing Mono or Java on the computers to bridge functionality in <text:line-break/>&gt; from those<text:line-break/>&gt; languages. One of my goals is to keep the number of things being <text:line-break/>&gt; combined<text:line-break/>&gt; together to the minimum.<text:line-break/>&gt;<text:line-break/>&gt;<text:line-break/>Interestingly, this is diametrically opposed to my feelings about the future; instead of putting it to work where it is best, you would be chasing the other environments eternally. What would be the point of <text:line-break/>another Java or CLR? The sheer size of the Java runtime (of which the source *is* available, btw) would make this hopeless - and what would be the point? There is no point in writing more infrastructure ("the Rexx operating system" - which was a great april fools some years ago, I only stopped believing it when I reached the part about device drivers in Rexx!). The only point in which it seems to be ok to duplicate functionality is where the syntax of the primary VM language is philosophically incompatible with Rexx.<text:line-break/><text:line-break/>In NetRexx, I could leverage Xerces and Hibernate for XML and Object/Relational persistence as soon <text:soft-page-break/>as the Java people implemented them. In your model, when the "next XML" comes out, you would have to wait until someone writes a library to implement the "next XML" with an own, arbitrary Rexx function API (at least if it is better than the PARSE statement, which most of the times it is not).<text:line-break/><text:line-break/>There is a core in Rexx that is better than anything - at least for me, and some more people on this list. My approach would be to cherish that core and have it available anywhere where we could use it for making great apps and systems, not for making 'we too'  libraries and dreaming of world domination with the 'ooRexx System'. <text:line-break/>My vote, and work by the way, would be to seek integration with Mono, Java and perhaps Parrot. It is great to have ooRexx also on MacOSX, but is it worth the work? I could have spent the time doing work for clients. For NetRexx, I did not spend one minute to get it running on the Mac, and I have great user interfaces, database functionality, XML parsing, O/R persistence, EJB's in NetRexx. This brought great benefit to my company, because I can do all those things without the terrible Java language. I doubt that porting an obscure library that is used by 150 people tops to another platform would do the same. I do think, however, that retargeting my existent programs to Mono would be of benefit, because dotNet's user base is somehow bigger than ooRexx's.<text:line-break/><text:line-break/>This does not mean I do not like, or would use, ooRexx with all its I/O, garbage collection and own Collection Classes. It is just that I would like to spend the development capital wisely, and not trying to prove that Rexx is also a bit of an environment. </text:p>
      <text:h text:style-name="P6" text:outline-level="2">Michael Lueck</text:h>
      <text:p text:style-name="P2">&gt;Interestingly, this is diametrically opposed to my feelings about the <text:line-break/>&gt;future;<text:line-break/><text:line-break/>To my mind, there exists no good "bus" for languages to interact upon which is robust and extremely fast. So the idea of taking the best parts of each language and mixing them together means that 1) we end up needing to be versed in several languages and 2) some how execution threads must be able to jump between languages, share data, etc... I've already smacked into limitations of this in the ooRexx world when I discovered that some of those built-in classes are really fleshed out in C/C++ so asked Rick it would could develop additional classes in C/C++ and simply load them. Turns out what I saw was a special case for built-in classes, and something close but not exactly the same is as close<text:line-break/>as plug-in classes can get. I believe ooRexx regular expression was the example of this he gave. So sure, C/C++ does some things good, leverage that from ooRexx... can be done in certain ways.<text:line-break/><text:line-break/>Likewise was a discussion about passing instances of classes back and forth between languages - receive a ooRexx instance in C++ and use it, or receive a C++ instance in ooRexx and use it. The only way to truly plug language components together like plugging cards into a PC motherboard would be if<text:line-break/>languages supported this kind of mixing, but the memory mangers etc... in the various languages make it so other languages are not allowed to have such a deep connection.<text:line-break/><text:line-break/>So yes, Java or Mono bytecode is such a bus... but as usual one is limited to the vocabulary and capabilities of that technology. Direct hardware access limitations... sorry, bridge to or switch languages in some way. Execution speed issues, sorry, go else where again. So simply having all of our favorite tools spit out bytecode is still not a total solution.<text:line-break/><text:line-break/>What might be nice if for other things which are written in C++ if there were a way to wrap them with a class which is ooRexx digestable. Let's say PHP had some cool feature... but underneath it is really written in C++ (just like the class I bumped to in the ooRexx source which I see is a C++ class). If that<text:line-break/>were how the feature was implemented in PHP, then figure out how to wrap that class with a class that allows it to plug in to ooRexx. Maybe it ends up being a loadable library... like that regular expression example once again. So long as the feature is provided to the other language in C++, then I would think this might be possible. However if it is a class written in the other language itself (a Java or C# class... as is the FTP class in ooRexx now) then one hits a wall of being not able to wrap that w/o bringing the other language into the picture.<text:line-break/><text:line-break/>Guess I am mulling over how not to reinvent too many wheels and a bit too remind myself of benifits ooRexx gives which other languages do not offer... as there are always two sides to the equation... the grass is not only green on their side of the fence but ours too. Hard sometimes to ponder the number<text:line-break/><text:soft-page-break/>of developers cranking away on Mono, Java, etc... and but a few of us on ooRexx yet we want to / need to do the same big things they are doing with their languages.</text:p>
      <text:h text:style-name="P9" text:outline-level="1">Classic Rexx vs Object Rexx</text:h>
      <text:p text:style-name="Standard"><text:a xlink:type="simple" xlink:href="http://groups.google.com/group/comp.lang.rexx/browse_thread/thread/f3b1b7db90192403/0c846a98edc21b7c?lnk=gst&amp;q=color#0c846a98edc21b7c"><text:span text:style-name="Internet_20_link"><text:span text:style-name="T1">http://groups.google.com/group/comp.lang.rexx/browse_thread/thread/f3b1b7db90192403/0c846a98edc21b7c?lnk=gst&amp;q=color#0c846a98edc21b7c</text:span></text:span></text:a></text:p>
      <text:h text:style-name="P6" text:outline-level="2">Markus Pelt-Layman </text:h>
      <text:p text:style-name="P8">&gt; In a nutshell, Object Rexx is for OO-programming what Rexx is for procedural <text:line-break/>&gt; programming:  an easy to learn, easy to use programming language, sky-rocketing <text:line-break/>&gt; your productivity right away, </text:p>
      <text:p text:style-name="P3">I've been thinking long and hard for over a year about this and I have a hard time accepting Object REXX as a "better" REXX than "classic" REXX. I've been wanting to post a message on this forum to start a discussion about this, but I've been a bit leary for fear of getting my head chewed off for daring to speak herecy in IBM land. But here it goes anyway... </text:p>
      <text:p text:style-name="P7">USER-DRIVEN DEVELOPMENT OF THE LANGUAGE <text:line-break/>First of all, classic REXX's development was very user-driven (at least that's what we've been hearing from Mike Cowlishaw for many years). Many language features which had a big surprise facture for users were changed to accomodate users. The language was developed to be very forgiving as far as punctuation requirements (for example many users don't even know what the formal requirement is for semicolons between clauses, because the language assumes them almost everywhere). In many cases, I've had the feeling that pure computer-science seems to have been thrown out the door in favor of ease of use for the user. </text:p>
      <text:p text:style-name="P7">SIMPLICITY AND EASE OF LEARNING <text:line-break/>Secondly, the goal of the classic REXX language was to keep it simple yet powerful (KISS principle) and allow novice programmers to learn it quite easily. The number of instructions and reserved keywords was kept to a minimum. The use of special characters like square brackets in C was avoided at all cost to maintain legibility and so forth. </text:p>
      <text:p text:style-name="P7">CLEAR AND EASY LANGUAGE EXTENSIBILITY <text:line-break/>Classic REXX defined "host commands" and "external routine" calls as the two ways to extend the language's capabilities. Whatever the language itself does not provide could be added through one of these fairly simple mecchanisms. While the specific API to write such commands and functions was not standardized, from the REXX language users' point of view there were no new concepts to learn just new host commands and/or function names and calling parameters. </text:p>
      <text:p text:style-name="P7">LANGUAGE LEGIBILITY <text:line-break/>It's obvious from the selection of instruction keywords that an attempt was made in classic REXX to make the language as easy tro read as possible by using common English words (as opposed to such languages as APL and C where funny characters run rampant and legibility for the human was sacrificed for legibility for the interpreter/compiler). </text:p>
      <text:p text:style-name="P7">ACTION-ORIENTED VERSUS DECLARATIVE NATURE OF THE LANGUAGE <text:line-break/>In classic REXX, basically every instruction takes some action (END's and NOP's non-action may be the exception to this). From a learning point of view this makes it easy to understand the necessity of each line of code in a program. Even the use of ENDs is fairly simple to explain (you've got to tell the computer where the end is of what you're trying to DO or SELECT). Again, the user orientation of that language seems to have included not having to add declarative instructions to <text:line-break/>classic REXX (such as variable and function prototype declarations in C). </text:p>
      <text:p text:style-name="P7">OK, here comes the controversial part: <text:line-break/>I think that the above have been a central part of the success of the classic REXX language and in my opinion, Object REXX is a major step backwards with regards to the above design goals of classic REXX. </text:p>
      <text:p text:style-name="P7"><text:soft-page-break/>Specifically, </text:p>
      <text:p text:style-name="P7">OBJECT REXX SEEMS TO HAVE BEEN COMPUTER SCIENCE DRIVEN <text:line-break/>While object oriented programming concepts do add a new level of abstraction to the art of programming. Adding "twiddles" and double semicolons and square brackets is not my idea of user-driven enhancements (unless the intent was to only leave computer-scientists as users of REXX). <text:line-break/>I dare to say that if we were to test Object REXX with all those thousands of IBMers that tested classic REXX originally we'd have thousands of totally confused souls. Object REXX seems to have totally lost and discarded the original user audience that classic REXX was trying to accomodate. To me it seems that REXX has been beamed up to its own little island of computer scientists, an elite few instead of the common masses (By the way, I was raised on that island as computer <text:line-break/>scientist but have descended back to earth to live a "real programming" life). </text:p>
      <text:p text:style-name="P7">Before the arrows hit me in the chest from all the computer scientist who will tell me that Object REXX still is 100% classic REXX compatible, at least in theory, let me state that my experience is that in reality the (one and only) implementation of Object REXX has plenty of discrepancy with classic REXX in the real world. Blanket compatibility with existing programs needs to be questioned. In this forum, there have been plenty of occurrences mentioned of programs that used to work with the OS/2 classic REXX interpreter that did not with Object REXX. </text:p>
      <text:p text:style-name="P7">In addition, I think that as a classic user I resent having to carry a fat and bulky interpreter around that will be more and more heavily loaded to accomodate the new object oriented language features. Although I do admire the fact that despite its weight OOREXX does execute classic REXX programs faster, the speed improvements were made mostly because OOREXX programs were running too slow. In my opinion, these speed improvements could have been made (and perhaps made even faster) in the classic OS/2 REXX implementation. </text:p>
      <text:p text:style-name="P7">OBJECT REXX ADDS MANY CONFUSING NEW WAYS TO EXTEND THE LANGUAGE <text:line-break/>The language can be extended in many new ways in Object REXX. Especially the ones that actually add new syntax (such as the ability to redefine operators and add such things as square brackets) carry a heavy penalty for new users trying to read existing code. If a novice user is trying to learn by example, a simple statement like X=Y+Z could mean "concatenate strings in Y and Z, or add two numbers or God knows what. That's not simple, that's complex. That's not easy to learn, that's hard. </text:p>
      <text:p text:style-name="P7">OBJECT REXX MAKES REXX CODE INCREDIBLY HARD TO READ <text:line-break/>What used to be easy to read out loud ("IF this is true THEN DO that" and so forth) and make sense out of, at least for most English speaking users, has now become a sequence of baby babble. ("X twiddle SUBSTR") <text:line-break/>There is no question that the use of special characters as well as the fact that the object preceeds the message makes things incredibly hard to read. And as stated before, the operator overloading as well as the addition of different ways of doing the same thing make clear, concise and simple understanding of a piece of code extremely difficult. </text:p>
      <text:p text:style-name="P7">OBJECT REXX ADDS MUCH NON-INTUITIVELY OBVIOUS DECLARATIVE SYNTAX <text:line-break/>Object REXX has many new declarative statements whose necessity is easy to explain to a computer science major specializing in compiler writing but make little if any sense to a novice user (actually some of the quiks in the double colon statements still escapes me). In addition, it requires that the user now learn a level of abstraction about the REXX language that is non-intuitive and unnecessary: there are declarative and action statements. No I think this is a major step backward. </text:p>
      <text:p text:style-name="P7">MY PERSONAL CONCLUSION <text:line-break/>It took a half day for me to learn most of classic REXX. I've used Object REXX for over a year and I still don't profess to really have learned it. <text:line-break/>OOREXX is overly complicated and shows a definite preference for the computer scientist over the mass audience that classic REXX was intended for. It was not developed with a user-driven orientation in my mind and in my opinion only shows what how "me-too" attitude can do to a perfectly wonderful language. </text:p>
      <text:p text:style-name="P7"><text:soft-page-break/>Over and over again, I've seen eyes light up with non-programmers when they learn to write their first classic REXX program (and carry the ball with their excitement providing motivation to learn more REXX). I'm afraid that light dims quickly when people try to learn Object REXX. In my opinion, the audience that classic REXX tried to embrace and nurture are being kicked out of the nest by OOREXX. If OOREXX will be favored by more and more RE|XX vendors purely out of a desire to be "me-too" object oriented bleeding-edge technology, I'm afraid that the entire <text:line-break/>REXX language will quickly go the way of the dinosaur and APL. </text:p>
      <text:p text:style-name="P7">My intent with this Email was not to polarize the REXX community but rather to start some introspection about what we are doing to the language and whether this is truly a concious choice. I really would like to see what Mike Cowlishaw really thinks about the original intent of the language and where it is now headed. I hope that I can learn from any responses and perhaps get a better appreciation of what other people appreciate about OOREXX (and classic REXX). Judging from the messages on this forum, my sense is that as easy as it was to learn classic REXX, many people are struggling with OOREXX. </text:p>
      <text:p text:style-name="P7">Markus Pelt-Layman </text:p>
      <text:h text:style-name="P6" text:outline-level="2">Ian Collier</text:h>
      <text:p text:style-name="P4"><text:span text:style-name="T2">In article &lt;31A893F3.2</text:span><text:a xlink:type="simple" xlink:href="http://groups.google.com/groups/unlock?_done=/group/comp.lang.rexx/browse_thread/thread/f3b1b7db90192403/0c846a98edc21b7c%3Flnk%3Dgst%26q%3Dcolor&amp;msg=2f004b8edf58db5f" office:target-frame-name="_parent" xlink:show="replace"><text:span text:style-name="Internet_20_link"><text:span text:style-name="T3">...</text:span></text:span></text:a><text:span text:style-name="T2">@PeltInd.com&gt;, Markus Pelt-Layman &lt;Ma</text:span><text:a xlink:type="simple" xlink:href="http://groups.google.com/groups/unlock?_done=/group/comp.lang.rexx/browse_thread/thread/f3b1b7db90192403/0c846a98edc21b7c%3Flnk%3Dgst%26q%3Dcolor&amp;msg=2f004b8edf58db5f" office:target-frame-name="_parent" xlink:show="replace"><text:span text:style-name="Internet_20_link"><text:span text:style-name="T3">...</text:span></text:span></text:a><text:span text:style-name="T2">@PeltInd.com&gt; wrote: <text:line-break/>&gt;I've been thinking long and hard for over a year about this and I have a <text:line-break/>&gt;hard time accepting Object REXX as a "better" REXX than "classic" REXX. </text:span></text:p>
      <text:p text:style-name="P3">To some extent I agree, and I doubt that I will be adding OO extensions to my interpreter in the firseeable future.  On the other hand, lots of people seem to like it and there are some things that it does well. </text:p>
      <text:p text:style-name="P3">There is little doubt that it was developed without consulting the users, as it appeared to be top secret until about the 1994 symposium, and there are several "anomalies" which don't seem right (although, at the ANSI meeting in Austin, most of these things seemed to be answered by Simon Nash with words such as "I didn't put that in" or "They shouldn't have done that"). <text:line-break/>ANSI is considering removing the "double colon" and making a few other changes to correct what may have been design faults, but the number of already functioning ORexx programs in existence is a bit of a hindrance. </text:p>
      <text:p text:style-name="P3">There are certainly areas of ORexx that are very hard to learn.  You should have heard some of the discussions at ANSI about what certain things do or do not do!  Then again, I'm sure there were some of those discussions for classic Rexx as well: designing a standard requires a lot more attention to minor detail than just learning how to use the language. </text:p>
      <text:p text:style-name="P3">About square brackets I think there is more to be said in favour than against.  Now that C is a prevalent language I think we can reasonably assume that most people have the ability to type them, and since they are used in English and in mathematics almost interchangably with round ones I don't see why they could not be used in Rexx and still make the program readable.  Expressions in stem tails has been a commonly requested extension since day one - the only question is what syntax should be used. <text:line-break/>I'm in two minds as to whether square brackets are better than round ones. <text:line-break/>ORexx has square, but the published ANSI standard says that round ones are a possibility for a future standard.  Comments on this issue would be welcomed. </text:p>
      <text:p text:style-name="Standard"><text:span text:style-name="T2">Ian Collier - i</text:span><text:a xlink:type="simple" xlink:href="http://groups.google.com/groups/unlock?_done=/group/comp.lang.rexx/browse_thread/thread/f3b1b7db90192403/0c846a98edc21b7c%3Flnk%3Dgst%26q%3Dcolor&amp;msg=2f004b8edf58db5f" office:target-frame-name="_parent" xlink:show="replace"><text:span text:style-name="Internet_20_link"><text:span text:style-name="T3">...</text:span></text:span></text:a><text:span text:style-name="T2">@comlab.ox.ac.uk - WWW Home Page (including REXX section): <text:line-break/></text:span><text:a xlink:type="simple" xlink:href="http://www.comlab.ox.ac.uk/oucl/users/ian.collier/index.html" office:target-frame-name="_blank" xlink:show="new"><text:span text:style-name="Internet_20_link"><text:span text:style-name="T3">http://www.comlab.ox.ac.uk/oucl/users/ian.collier/index.html</text:span></text:span></text:a><text:span text:style-name="T2"> </text:span></text:p>
      <text:h text:style-name="P6" text:outline-level="2">Netkid</text:h>
      <text:p text:style-name="P5">&gt;I've been thinking long and hard for over a year about this and I have a <text:line-break/>&gt;hard time accepting Object REXX as a "better" REXX than "classic" REXX. </text:p>
      <text:p text:style-name="P3">Languages evolve or they die.  Object Rexx uses the OO model, classic Rexx uses the procedural model.  One can argue that OR is 'better' because it incorporates the 'classic' model. </text:p>
      <text:p text:style-name="P5">&gt;I've been wanting to post a message on this forum to start a discussion <text:line-break/>&gt;about this, but I've been a bit leary for fear of getting my head chewed <text:line-break/>&gt;off for daring to speak herecy in IBM land. But here it goes anyway... </text:p>
      <text:p text:style-name="P3"><text:soft-page-break/>You speak your opinion, I speak mine.  We can respectfully disagree. </text:p>
      <text:p text:style-name="P3"> </text:p>
      <text:p text:style-name="P5">&gt;USER-DRIVEN DEVELOPMENT OF THE LANGUAGE <text:line-break/>&gt;First of all, classic REXX's development was very user-driven (at least <text:line-break/>&gt;that's what we've been hearing from Mike Cowlishaw for many years). Many <text:line-break/>&gt;language features which had a big surprise facture for users were changed <text:line-break/>&gt;to accomodate users. The language was developed to be very forgiving as <text:line-break/>&gt;far as punctuation requirements (for example many users don't even know <text:line-break/>&gt;what the formal requirement is for semicolons between clauses, because <text:line-break/>&gt;the language assumes them almost everywhere). In many cases, I've had the <text:line-break/>&gt;feeling that pure computer-science seems to have been thrown out the door <text:line-break/>&gt;in favor of ease of use for the user. </text:p>
      <text:p text:style-name="P3">Mike did the initial development of Rexx.  As far as I know Rexx syntax was developed by him.  In fact any language only needs three constructs: <text:line-break/>1. sequential 2. do 3. if then else.  Rexx standards are for compatibility. </text:p>
      <text:p text:style-name="P5"> </text:p>
      <text:p text:style-name="P5">&gt;SIMPLICITY AND EASE OF LEARNING <text:line-break/>&gt;Secondly, the goal of the classic REXX language was to keep it simple yet <text:line-break/>&gt;powerful (KISS principle) and allow novice programmers to learn it quite <text:line-break/>&gt;easily. The number of instructions and reserved keywords was kept to a <text:line-break/>&gt;minimum. The use of special characters like square brackets in C was <text:line-break/>&gt;avoided at all cost to maintain legibility and so forth. </text:p>
      <text:p text:style-name="P3">A C subset is just as easy to learn as Rexx.  What makes C difficult is the shortcuts and tricks.   </text:p>
      <text:p text:style-name="P3"> </text:p>
      <text:p text:style-name="P5">&gt;CLEAR AND EASY LANGUAGE EXTENSIBILITY <text:line-break/>&gt;Classic REXX defined "host commands" and "external routine" calls as the <text:line-break/>&gt;two ways to extend the language's capabilities. Whatever the language <text:line-break/>&gt;itself does not provide could be added through one of these fairly simple <text:line-break/>&gt;mecchanisms. While the specific API to write such commands and functions <text:line-break/>&gt;was not standardized, from the REXX language users' point of view there <text:line-break/>&gt;were no new concepts to learn just new host commands and/or function <text:line-break/>&gt;names and calling parameters. </text:p>
      <text:p text:style-name="P3">Since no language can do it all it needs external hooks.  Rexx is no better than any other language in masking this complexity.  Actually the Unix shell approach does a better job of hiding the complexity from the user. </text:p>
      <text:p text:style-name="P3"> </text:p>
      <text:p text:style-name="P5">&gt;LANGUAGE LEGIBILITY <text:line-break/>&gt;It's obvious from the selection of instruction keywords that an attempt <text:line-break/>&gt;was made in classic REXX to make the language as easy tro read as <text:line-break/>&gt;possible by using common English words (as opposed to such languages as <text:line-break/>&gt;APL and C where funny characters run rampant and legibility for the <text:line-break/>&gt;human was sacrificed for legibility for the interpreter/compiler). </text:p>
      <text:p text:style-name="P3">The COBOL language was designed for readibility.  However in practice it is usually coded as obfuse as anything in C.  The same applies to Rexx.  I've seen undocumented Rexx code which can match anything in C. </text:p>
      <text:p text:style-name="P3"> </text:p>
      <text:p text:style-name="P5">&gt;ACTION-ORIENTED VERSUS DECLARATIVE NATURE OF THE LANGUAGE <text:line-break/>&gt;In classic REXX, basically every instruction takes some action <text:line-break/>&gt;(END's and NOP's non-action may be the exception to this). From a <text:line-break/>&gt;learning point of view this makes it easy to understand the necessity of <text:line-break/>&gt;each line of code in a program. Even the use of ENDs is fairly simple to <text:line-break/>&gt;explain (you've got to tell the computer where the end is of what you're <text:line-break/>&gt;trying to DO or SELECT). Again, the user orientation of tha language <text:line-break/>&gt;seems to have included not having to add declarative instructions to <text:line-break/>&gt;classic REXX (such as variable and function prototype declarations in C). </text:p>
      <text:p text:style-name="P3">Everything in classic Rexx is a string.  Ever had to answer the question on how Rexx performs arithmetic operations?  It hides alot from the user but sooner or later he has to learn interger, flotating point, double precision, whatever, if he goes to another language or wants to create a Rexx dll of his favorite C functions. </text:p>
      <text:p text:style-name="P3"> </text:p>
      <text:p text:style-name="P5"><text:soft-page-break/>&gt;OK, here comes the controversial part: </text:p>
      <text:p text:style-name="P3">More? ;-) </text:p>
      <text:p text:style-name="P3"> </text:p>
      <text:p text:style-name="P5">&gt;I think that the above have been a central part of the success of the <text:line-break/>&gt;classic REXX language and in my opinion, Object REXX is a major step <text:line-break/>&gt;backwards with regards to the above design goals of classic REXX. </text:p>
      <text:p text:style-name="P3">To me, OR is a step forward.  You can still use those classic REXX statements, but internally are translated and executed as objects. </text:p>
      <text:p text:style-name="P3"> </text:p>
      <text:p text:style-name="P3">&gt;Specifically, </text:p>
      <text:p text:style-name="P8">&gt;OBJECT REXX SEEMS TO HAVE BEEN COMPUTER SCIENCE DRIVEN <text:line-break/>&gt;While object oriented programming concepts do add a new level of <text:line-break/>&gt;avstraction to the art of programming. Adding "twiddles" and double <text:line-break/>&gt;semicolons and square brackets is not my idea of user-driven <text:line-break/>&gt;enhancements (unless the intent was to only leave computer-scientists as <text:line-break/>&gt;users of REXX). </text:p>
      <text:p text:style-name="P3">I don't think OR is CS driven but market driven.  You get access to the OO paradigm without having to invest in C++.  They added a few constructs like DO OVER and syntactically a ., ::, [], and a ~.  You may have to come up to speed on the OO paradigm otherwise you don't need to worry about the new syntax. </text:p>
      <text:p text:style-name="P3"> </text:p>
      <text:p text:style-name="P5">&gt;I dare to say that if we were to test Object REXX with all those <text:line-break/>&gt;thousands of IBMers that tested classic REXX originally we'd have <text:line-break/>&gt;thousands of totally confused souls. Object REXX seems to have totally <text:line-break/>&gt;lost and discarded the original user audience that classic REXX was <text:line-break/>&gt;trying to accomodate. To me it seems that REXX has been beamed up to its <text:line-break/>&gt;own little island of computer scientists, an elite few instead of the <text:line-break/>&gt;common masses (By the way, I was raised on that island as computer <text:line-break/>&gt;scientist but have descended back to earth to live a "real programming" <text:line-break/>&gt;life). </text:p>
      <text:p text:style-name="P3">Try to learn enough C++ to tackle the OO paradigm.  The learning curve is months.  One can implement the paradigm in a matter of hours using Rexx.  Instead of driving away the masses OR will invite exploration of the OO paradigm. </text:p>
      <text:p text:style-name="P3"> </text:p>
      <text:p text:style-name="P5">&gt;Before the arrows hit me in the chest from all the computer scientist who <text:line-break/>&gt;will tell me that Object REXX still is 100% classic REXX compatible, at <text:line-break/>&gt;least in theory, let me state that my experience is that in reality the <text:line-break/>&gt;(one and only) implementation of Object REXX has plenty of discrepancy <text:line-break/>&gt;with classic REXX in the real world. Blanket compatibility with existing <text:line-break/>&gt;programs needs to be questioned. In this forum, there have been plenty of <text:line-break/>&gt;occurrences mentioned of programs that used to work with the OS/2 classic <text:line-break/>&gt;REXX interpreter that did not with Object REXX. </text:p>
      <text:p text:style-name="P3">I think IBM will do its best to keep OR backward compatible with classic Rexx.  They really have no choice.  Up to this point any OR Rexx is still a beta.  When it comes released with Merlin I'm sure conflicts will arise. <text:line-break/>I'll bet that most conflicts will be in command files that aren't really classic rexx. </text:p>
      <text:p text:style-name="P3"> </text:p>
      <text:p text:style-name="P5">&gt;In addition, I think that as a classic user I resent having to carry a <text:line-break/>&gt;fat and bulky interpreter around that will be more and more heavily <text:line-break/>&gt;loaded to accomodate the new object oriented language features. Although <text:line-break/>&gt;I do admire the fact that despite its weight OOREXX does execute classic <text:line-break/>&gt;REXX programs faster, the speed improvements were made mostly because <text:line-break/>&gt;OOREXX programs were running too slow. In my opinion, these speed <text:line-break/>&gt;improvements could have been made (and perhaps made even faster) in the <text:line-break/>&gt;classic OS/2 REXX implementation. </text:p>
      <text:p text:style-name="P3">I've noticed that OR is slower to load.  However after it gets loaded it faster than a speeding bullet for 'classic' Rexx or OR that uses objects.   </text:p>
      <text:p text:style-name="P3"> </text:p>
      <text:p text:style-name="P5"><text:soft-page-break/>&gt;OBJECT REXX ADDS MANY CONFUSING NEW WAYS TO EXTEND THE LANGUAGE <text:line-break/>&gt;Th language can be extended in many new ways in Object REXX. Especially <text:line-break/>&gt;the ones that actually add new syntax (such as the ability to redefine <text:line-break/>&gt;operators and add such things as square brackets) carry a heavy penalty <text:line-break/>&gt;for new users trying to read existing code. If a novice user is trying to <text:line-break/>&gt;learn by example, a simple statement like X=Y+Z could mean "concatenate <text:line-break/>&gt;strings in Y and Z, or add two numbers or God knows what. That's not <text:line-break/>&gt;simple, that's complex. That's not easy to learn, that's hard. </text:p>
      <text:p text:style-name="P3">At some point you need to learn the syntax.  The problem occurs when you have people from C learning Rexx. </text:p>
      <text:p text:style-name="P3"> </text:p>
      <text:p text:style-name="P5">&gt;OBJECT REXX MAKES REXX CODE INCREDIBLY HARD TO READ <text:line-break/>&gt;What used to be easy to read out loud ("IF this is true THEN DO that" and <text:line-break/>&gt;so forth) and make sense out of, at least for most English speaking <text:line-break/>&gt;users, has now become a sequence of baby babble. ("X twiddle SUBSTR") <text:line-break/>&gt;There is no question that the use of special characters as well as the <text:line-break/>&gt;fact that the object preceeds the message makes things incredibly hard to <text:line-break/>&gt;read. And as stated before, the operator overloading as well as the <text:line-break/>&gt;addition of different ways of doing the same thing make clear, concise <text:line-break/>&gt;and simple understanding of a piece of code extremely difficult. </text:p>
      <text:p text:style-name="P3">I can code nested IF THEN ELSE statements nobody can understand, including myself if I have to look at it latter.  The twiddle character in no more than a method invocation of an object. </text:p>
      <text:p text:style-name="P3"> </text:p>
      <text:p text:style-name="P5">&gt;OBJECT REXX ADDS MUCH NON-INTUITIVELY OBVIOUS DECLARATIVE SYNTAX <text:line-break/>&gt;Object REXX has many new declarative statements whose necessity is easy <text:line-break/>&gt;to explain to a computer science major specializing in compiler writing <text:line-break/>&gt;but make little if any sense to a novice user (actually some of the quiks <text:line-break/>&gt;in the double colon statements still escapes me). In addition, it <text:line-break/>&gt;requires that the user now learn a level of abstraction about the REXX <text:line-break/>&gt;language that is non-intuitive and unnecessary: there are declarative and <text:line-break/>&gt; action statements. No I think this is a major step backward. </text:p>
      <text:p text:style-name="Standard"><text:span text:style-name="T2">Learning the OO paradigm is a step forward.  OR is a plain straight forward <text:line-break/>implementation</text:span><text:span text:style-name="T4"> ...</text:span></text:p>
      <text:h text:style-name="P6" text:outline-level="2">Rony</text:h>
      <text:p text:style-name="P7">Don't know about VX-Rexx, there have been fixes from the base OS/2 system (or SOM, forgot which subsystem) to accomodate VxRexx for.  The authors of the book "Object Rexx by Example" have been running VxRexx (and VisPro-Rexx for that matter) with Object Rexx. </text:p>
      <text:p text:style-name="P7">With respect to DrDialog:  try to locate cronrgf (a Unix cron written in Rexx) from hobbes or ftp-cdrom, there is a "cronedit.exe" going with it which has been written with DrDialog (off DevCon); it works without any hitch.  I do not know with which version of DrDialog "Warp'N'Go" was written, I do remember that an update of DrDialog was needed for running under Warp (again it was not a Rexx problem back then). </text:p>
      <text:p text:style-name="P7">Also, from the assortment of my "traditional" Rexx programs there is not a single one which does not work under ORexx.  They all work fine without any errors.  If there are Rexx programs which exhibit problems under ORexx (again I don't have a single one!), then please make them known to the developers, who are eager to iron out any bugs still present. </text:p>
      <text:h text:style-name="P6" text:outline-level="2">Rony</text:h>
      <text:p text:style-name="P3">Markus, I feel with you (no sarcasm intended).  Coming from a procedural world myself I had a *very* hard time to get adjusted to the OO-world of things too. The *real* problem IMHO for us procedural coined people is to get into the thinking of the true "object oriented" world, learning new concepts and most important a new terminology !  E.g.  one has a "class tree", the root is "Object", the descendants <text:soft-page-break/>are e.g.  "Table", "Relation", "Monitor" and even a class named "Class". Terminology dictates "table object", "class object" vs. "object classes", "instances" (which are the same as "objects") for initially no apparent reasons. </text:p>
      <text:p text:style-name="P3">I am quite sure that people never exposed to the procedural way of thinking will have an easy time to learn Object Rexx, which centers around sending messages to objects.  I mean, what could be easier than telling the WPS-desktop object to destroy itself by sending it the appropriate delete-message (which by the way would be the same for any WPS-object, e.g.  a file object) ???  E.g.  issuing         .wpFolder ~ wpDelete from RexxTry.CMD. </text:p>
      <text:p text:style-name="P3">You probably couldn't find another (object-oriented) language allowing you to interactively send messages to *any* SOM-object there is in the system (even across networks) *that* easy ! </text:p>
      <text:p text:style-name="P3">--- </text:p>
      <text:p text:style-name="P3">You should have come to this year "International Rexx Symposium" which had quite a few sessions on various aspects of Object Rexx, including driving OpenDoc documents by sending them OpenDoc messages from Object Rexx.  Maybe you (and everyone interested in the OO-concepts of the language) could get a hold of the proceedings. </text:p>
      <text:p text:style-name="P1"/>
      <text:p text:style-name="P5">&gt;Before the arrows hit me in the chest from all the computer scientist who <text:line-break/>&gt;will tell me that Object REXX still is 100% classic REXX compatible, at <text:line-break/>&gt;least in theory, let me state that my experience is that in reality the <text:line-break/>&gt;(one and only) implementation of Object REXX has plenty of discrepancy <text:line-break/>&gt;with classic REXX in the real world. Blanket compatibility with existing <text:line-break/>&gt;programs needs to be questioned. In this forum, there have been plenty of <text:line-break/>&gt;occurrences mentioned of programs that used to work with the OS/2 classic <text:line-break/>&gt;REXX interpreter that did not with Object REXX. </text:p>
      <text:p text:style-name="P3">*Plenty* ?  Please elaborate !  Over the course of the last 1 1/2 years (which I have been following) the beta version of Object Rexx has changed in some respects quite considerably.  All of the Rexx programs I have (including some written for DrDialog) work without a flaw on my system, and I have "plenty" of them.  Still, if there are programs not working correctly, then by all means let that be known to the developers so they can fix any remaining buglets. </text:p>
      <text:p text:style-name="P1"/>
      <text:p text:style-name="P3">.. cut ... </text:p>
      <text:p text:style-name="P5">&gt;OBJECT REXX ADDS MANY CONFUSING NEW WAYS TO EXTEND THE LANGUAGE </text:p>
      <text:p text:style-name="P3">                       ^^^^^^^^^ <text:line-break/>                       objection ! </text:p>
      <text:p text:style-name="P5">&gt;Th language can be extended in many new ways in Object REXX. Especially <text:line-break/>&gt;the ones that actually add new syntax (such as the ability to redefine <text:line-break/>&gt;operators and add such things as square brackets) carry a heavy penalty <text:line-break/>&gt;for new users trying to read existing code. If a novice user is trying to <text:line-break/>&gt;learn by example, a simple statement like X=Y+Z could mean "concatenate <text:line-break/>&gt;strings in Y and Z, or add two numbers or God knows what. That's not <text:line-break/>&gt;simple, that's complex. That's not easy to learn, that's hard. </text:p>
      <text:p text:style-name="P3">As you mentioned, all operators have been left to work as they do in classic Rexx.  If *you* decide to define a class that uses any Rexx-defined operator for its own purposes, you could do that of course, but *only* if you define this explicitly.  Besides, I don't see anything making it "difficult" or "hard" to learn.  This ability is *new* to Object Rexx, I agree, but it is not hard nor hard to learn. </text:p>
      <text:p text:style-name="P1"/>
      <text:p text:style-name="P5">&gt;OBJECT REXX MAKES REXX CODE INCREDIBLY HARD TO READ </text:p>
      <text:p text:style-name="P3">                                        ^^^^ <text:line-break/>                                        objection ! </text:p>
      <text:p text:style-name="P5">&gt;What used to be easy to read out loud ("IF this is true THEN DO that" and <text:line-break/>&gt;so forth) and make sense out of, at least for most English speaking <text:line-break/>&gt;users, has now become a sequence of baby babble. ("X twiddle SUBSTR") </text:p>
      <text:p text:style-name="P3">You still can read out loud ("IF" ...). :) </text:p>
      <text:p text:style-name="P3">"X twiddle SUBSTR(3, 5)" tells the string object accessible via variabel "X" to carry out a SUBSTR-operation and to return the result; this is done by sending ("twiddle") it the message "SUBSTR" with arguments.  Also, you do *not* have to use the new message syntax for string objects and can stick to function calls as in <text:soft-page-break/>traditional Rexx.  So in your case I myself would use "SUBSTR( X, 3, 5 )", because it is more *convenient* for me to read it, having worked with Rexx for many years. </text:p>
      <text:p text:style-name="P3">This is on par with the assignment "a = b + c" which *could* be rewritten (but no-one with the brain between his/her shoulders would probably do it) as "a = b ~ '+'(c)" (send object "b" the message plus "+" giving it the argument "c" and assign the result to variable "a"). </text:p>
      <text:p text:style-name="P3">Contrast this with: </text:p>
      <text:p text:style-name="P3">        nrOfItems = someCollection ~ items </text:p>
      <text:p text:style-name="Standard"><text:span text:style-name="T2">which stores the number of elements of any collection object (like a list object or an array object) into variable "nrOfItems".  This is the place where messages ("twiddles") *really* play an important role, because they actually make programming and</text:span><text:span text:style-name="T4"> ...</text:span></text:p>
      <text:h text:style-name="P6" text:outline-level="2">Rony</text:h>
      <text:p text:style-name="P8">&gt;I am still trying to figure out how object rexx actually helps us. <text:line-break/>&gt;What doe object orientation actually do for us that regular rexx <text:line-break/>&gt;doesn't? </text:p>
      <text:p text:style-name="P3">- Object Rexx allows you to formulate your problems in OO-style, thereby making   it a *lot* easiser to write larger Rexx applications, Rexx function packages and the like, because you have new means of structuring your data (i.e.  you define classes with methods which are the only ones allowed to change the data) and the ability to pass arguments by reference rather than by string  value as is the case with traditional Rexx;                                   </text:p>
      <text:p text:style-name="P7">- Object Rexx allows you to natively interact with all SOM-type objects, e.g. the WorkPlace Shell framework, and any SOM-classes which are exported from *any* SOM-based application (i.e. irrespectible of the language those applications were written originally, like C, C++, COBOL, etc.), </text:p>
      <text:p text:style-name="P7">- with SOM 3.0 Object Rexx allows you to natively interact with any (distributed) CORBA object, even ones that are running on different operating systems and even ones which are running under different CORBA 2.0 ORBs, ... </text:p>
      <text:p text:style-name="P7">(Please note that it is also possible to define SOM classes with Object Rexx which may be used by other non-Rexx programs.) </text:p>
      <text:p text:style-name="P7">Interfacing with (non Object Rexx) objects is possible by means of sending messages to them only; in case you need an interface for procedural languages it has to be set up separately (just look at the documentation of the procedural interfaces to the WPS, there are very few to say the least; the true abilities of the WPS can only be invoked via OO-style messaging!). </text:p>
      <text:p text:style-name="P7">Object Rexx also is a great means to get the hands on OO-type of programming without getting lost in tons of (awkward looking) directives, casting of data etc.   </text:p>
      <text:p text:style-name="P7">But before using the OO-features of Object Rexx I strongly recommend to learn the OO-paradigma (class trees, methods, inheritance) first, a good start being the tutorial which gets shipped with Object Rexx itself, BTW.  Then it is worthwhile to get your hands on the book "Object Rexx by Example" and the proceedings of this year's Rexx symposium, which dealt a lot with Object Rexx. </text:p>
      <text:h text:style-name="P6" text:outline-level="2">Les Bell</text:h>
      <text:p text:style-name="P3">Just adding to what Rony has written here: </text:p>
      <text:p text:style-name="P7">The problem with OO languages and tools like C++ and SOM is that there are many experienced programmers out there who will face grave difficulty in making the transition to them. Studies by IBM Consulting, for example, show a 10% success rate in retraining COBOL programmers in C++. What we have created are extremely sharp tools with which a software craftsman can perform amazing feats - but most programmers aren't in that league. </text:p>
      <text:p text:style-name="P7"><text:soft-page-break/>OREXX provides a tremendous opportunity to introduce OO to that audience. It's easier to learn than C++ or Smalltalk, and its interactivity will provide immediate feedback through little - quite simple - projects involving, e.g., the Workplace Shell. </text:p>
      <text:p text:style-name="P7">Even better, for project managers and team leaders, it will provide a development methodology by which the most skilled programmers can be used to implement SOM classes representing objects in the problem domain, while the less technical - and often more business-oriented - programmers can quickly prototype applications using them and even deliver production systems. </text:p>
      <text:p text:style-name="P7">I'm _very_ impressed by the capabilities of OREXX and the opportunities it offers. </text:p>
      <text:h text:style-name="P6" text:outline-level="2">Ian Collier</text:h>
      <text:p text:style-name="P5">&gt;- Object Rexx allows you to formulate your problems in OO-style </text:p>
      <text:p text:style-name="P3">Hmmm, the question was "how does OO help us" so mentioning that we can program in OO doesn't seem to answer the question... </text:p>
      <text:p text:style-name="P7">It has to be said that OO does help modularisation and data encapsulation (that's a posh way of saying that you can write a block of your program to manipulate some data in such a way that the only access to the data is through a precisely defined interface, and that designing your program in terms of these blocks makes things easier to manage).  On the other hand, we could easily establish this through some non-OO extensions to Rexx such as call-by-reference. </text:p>
      <text:p text:style-name="P5">&gt;- Object Rexx allows you to natively interact with all SOM-type objects, <text:line-break/>&gt;- with SOM 3.0 Object Rexx allows you to natively interact with any <text:line-break/>&gt;  (distributed) CORBA object </text:p>
      <text:p text:style-name="P3">Of course, if your system does not have SOM or if you are interested only in writing programs and not moving things around on your workplace shell then this could be seen as somewhat irrelevant.  :-) </text:p>
      <text:h text:style-name="P6" text:outline-level="2">Will Trosky</text:h>
      <text:p text:style-name="P7">Markus, </text:p>
      <text:p text:style-name="P7">I understand your objections completely. I had the same problems and misunderstandings that you are facing. In my case, however, I was lucky enough to have to other, very good people to work with. </text:p>
      <text:p text:style-name="P7">We three struggled with OREXX since it is our first Object-Oriented language and had a hell of a time getting used to the concepts and terminology. </text:p>
      <text:p text:style-name="P7">It is a whole different world from the procedural programming we had done for years. But once you take that first step, once the first few concepts trickle-down <text:line-break/>into your way of thinking, the whole thing opens up for you. </text:p>
      <text:p text:style-name="P7">We thought that the concepts were covered very precisley in the on-line documentation but not as clearly as we would have liked. (This is not a sales-pitch.) <text:line-break/>Thats why we wrote our own book on OREXX. </text:p>
      <text:p text:style-name="P7">We went through the same things you are objecting to, but we survived them. </text:p>
      <text:p text:style-name="P7">My advice is to stick it out, OREXX is WELL worth it. Besides, there is simply no easier way to learn object-oriented concepts and programming. </text:p>
      <text:p text:style-name="P7">One place where Rony and I differ is in the learning method. Rony mentions in one of his posts that he suggests that you learn the OO concepts before you delve into <text:soft-page-break/>OREXX. I think that you should start with the simple ideas, ie; CLASS and METHOD and build from a logical progression from that point. </text:p>
      <text:p text:style-name="P7">Perhaps I misunderstood what Rony was saying. If so, I apologize in advance. </text:p>
      <text:p text:style-name="P7">In conclusion, I think that you can trust Rony when he says that OREXX is a good language. Outside of IBM Rony is probably one of the world's top authorities in Object REXX. </text:p>
      <text:h text:style-name="P6" text:outline-level="2">Ian S. Nelson</text:h>
      <text:p text:style-name="P5">&gt;Just adding to what Rony has written here: <text:line-break/>&gt;The problem with OO languages and tools like C++ and SOM is that there <text:line-break/>&gt;are many experienced programmers out there who will face grave <text:line-break/>&gt;difficulty in making the transition to them. Studies by IBM <text:line-break/>&gt;Consulting, for example, show a 10% success rate in retraining COBOL <text:line-break/>&gt;programmers in C++. What we have created are extremely sharp tools <text:line-break/>&gt;with which a software craftsman can perform amazing feats - but most <text:line-break/>&gt;programmers aren't in that league. </text:p>
      <text:p text:style-name="P3">I think this is misleading.  How do you measure 'success' with C++ programmers? Is it based upon project success?  What?   C++ doesn't have the greatest project success rate with master C++ programmers. <text:line-break/>It is by nature a very complex language and takes months (I've heard 11 months quoted several times) to learn.  I think you'd find numbers similar to the 10% you stated if you studied smalltalkers learning C++.  I don't think it is a problem with the OO paradigm as much as it is a problem with what we've done to C++. </text:p>
      <text:p text:style-name="P1"/>
      <text:p text:style-name="P5">&gt;OREXX provides a tremendous opportunity to introduce OO to that <text:line-break/>&gt;audience. It's easier to learn than C++ or Smalltalk, and its <text:line-break/>&gt;interactivity will provide immediate feedback through little - quite <text:line-break/>&gt;simple - projects involving, e.g., the Workplace Shell. </text:p>
      <text:p text:style-name="P3">Easier than smalltalk?  That is a very bold statement.  I don't want to start a language war or anything but smaltalk was initially designed as a language little kids can use.  I'd put the two on the same level as far as ease of learning. </text:p>
      <text:p text:style-name="P1"/>
      <text:p text:style-name="P5">&gt;I'm _very_ impressed by the capabilities of OREXX and the <text:line-break/>&gt;opportunities it offers. </text:p>
      <text:p text:style-name="P3">It definitely sounds like it offers a lot and is a useful tool but the question remains: is it good for rexx?   </text:p>
      <text:h text:style-name="P6" text:outline-level="2">Les Bell</text:h>
      <text:p text:style-name="P5">&gt;I think this is misleading.  How do you measure 'success' with C++ programmers? <text:line-break/>&gt;Is it based upon project success?  What? </text:p>
      <text:p text:style-name="P3">That's a fair question. Unfortunately, I haven't seen the original study; it's just a figure that stuck in my mind from someone else's presentation. They did make the point that COBOL-&gt;Smalltalk was a much easier transition, and I would agree, but stand by my assertion that COBOL (or other traditional languages) to OREXX is, or will be, easier. </text:p>
      <text:p text:style-name="P1"/>
      <text:p text:style-name="P5">&gt;Easier than smalltalk?  That is a very bold statement.  I don't want to start <text:line-break/>&gt;a language war or anything but smaltalk was initially designed as a language <text:line-break/>&gt;little kids can use.  I'd put the two on the same level as far as ease of <text:line-break/>&gt;learning. </text:p>
      <text:p text:style-name="P3">I think Smalltalk is very easy to learn as a first language. but once you're a professional programmer with years of experience with traditional languages, the hardest part becomes unlearning the 'old' ways of doing things. I believe OREXX will be an easier transition for those people, who form the bulk of the development manpower in the world today. </text:p>
      <text:h text:style-name="P6" text:outline-level="2"><text:soft-page-break/>Kermit Kiser</text:h>
      <text:p text:style-name="P3">Marcus' original post does not give me the impression that he objects to "object-oriented programming" as much as to the IBM OREXX implementation. I was already feeling much the same way and thinking about posting something similar. Object-oriented programming seems mostly to be a new formalization of the data and procedure encapsulation that "good" programmers have always used. <text:line-break/>If you think about it, the IBM OCO (Object Code Only) initiative that many of us hated so much was an attempt to isolate software and data behind well-defined interfaces in the mainframe world for similar reasons. </text:p>
      <text:p text:style-name="P7">Rather than going on and on, I simply note that Mike Coulishaw is also building an object-oriented REXX called NetRexx, and give some excerpts from the documentation of the two packages for comparison: </text:p>
      <text:p text:style-name="P7">From NetRexx: <text:line-break/>********************************************************* </text:p>
      <text:p text:style-name="P7">In practice, explicit type assignment is only occasionally needed in NetRexx. For example, here is an "Applet" for use by Java-enabled browsers: </text:p>
      <text:p text:style-name="Normal_20__28_Web_29_"><text:span text:style-name="T2">  /* A simple graphics Applet */ <text:line-break/>  class Rainbow extends Applet <text:line-break/>    method paint(g=Graphics)                 -- called to repaint the window <text:line-break/>      maxx=size.width-1 <text:line-break/>      maxy=size.height-1 <text:line-break/>      loop y=0 to maxy <text:line-break/>        col=</text:span><text:span text:style-name="T5">Color</text:span><text:span text:style-name="T2">.getHSBColor(y/maxy, 1, 1)  -- select a colour <text:line-break/>        g.setColor(col)                      -- set it <text:line-break/>        g.drawRect(0, y, maxx, y)            -- and fill a slice <text:line-break/>      end y </text:span></text:p>
      <text:p text:style-name="P7">********************************************************** <text:line-break/>From OREXX: <text:line-break/>********************************************************** </text:p>
      <text:p text:style-name="P7">Here is a program that uses directives to create some new classes and methods: </text:p>
      <text:p text:style-name="P7">asav = .savings~new              /* executable code begins */ <text:line-break/>say asav~type                    /* executable code        */ <text:line-break/>asav~name= 'John Smith'          /* executable code ends   */ </text:p>
      <text:p text:style-name="P7">::class Account                  /* directives begin ...   */ </text:p>
      <text:p text:style-name="P7">  ::method 'TYPE' <text:line-break/>    return "an account" </text:p>
      <text:p text:style-name="P7">  ::method 'NAME=' <text:line-break/>    expose name <text:line-break/>    use arg name </text:p>
      <text:p text:style-name="P7">::class Savings subclass Account </text:p>
      <text:p text:style-name="P7">  ::method 'TYPE' <text:line-break/>    return "a savings account"   /* ... directives end     */ </text:p>
      <text:p text:style-name="P7">************************************************************** </text:p>
      <text:p text:style-name="P7">Here are my 2 cents (2 questions): </text:p>
      <text:p text:style-name="P7">Who do you think better understands the guiding principles used in making "Classic" REXX so easy-to-use and popular? </text:p>
      <text:p text:style-name="Normal_20__28_Web_29_"><text:soft-page-break/><text:span text:style-name="T6">Why does it appear that Coulishaw was not involved in the development of Object REXX?</text:span><text:span text:style-name="T7"> </text:span></text:p>
      <text:h text:style-name="P6" text:outline-level="2">Martin Lafeix</text:h>
      <text:p text:style-name="P3">Another cool feature, not mentioned in this thread: concurrency... </text:p>
      <text:p text:style-name="P7">/* a simple clock in the upper right corner */ </text:p>
      <text:p text:style-name="P7">myclock = .clock~new <text:line-break/>myclock~go <text:line-break/>exit </text:p>
      <text:p text:style-name="P7">::class clock </text:p>
      <text:p text:style-name="P7">::method go <text:line-break/>  reply 0 <text:line-break/>  do forever <text:line-break/>     call VioWrtCharStr 0,72,left(time(),8) <text:line-break/>     call syssleep(1) <text:line-break/>  end </text:p>
      <text:h text:style-name="P6" text:outline-level="2">Netkid</text:h>
      <text:p text:style-name="P3"> There has always been the assertion that you couldn't teach Cobolers new tricks.  My experience has been contrary.  Most of us adapted very well to the 4gl languages.  CICS and DB2 made ORACLE look like same song, second verse.  Probably what happened more than anything else the 'old-timers' had to maintain the legacy systems usually in COBOL.  The fun projects and languages were given to the junior people.  Plenty of those legacy systems hanging around and with the old timers retiring will create a support void. <text:line-break/> IBM is betting alot that the OO paradigm is the real thing.  This is incorporated in VisualAge for COBOL.  We don't have to suffer through the learning curve for C++.  IBM is about to release a VisualAge for Basic.  So you don't need C++ to become a OO guru.  OR is probably the easiest way currently to come up to speed on the OO paradigm.  BTW a lot of C coders were left in the dust by C++. </text:p>
      <text:h text:style-name="P6" text:outline-level="2">John Lynn</text:h>
      <text:p text:style-name="P4"><text:span text:style-name="T2">In article &lt;4ohhsc$4</text:span><text:a xlink:type="simple" xlink:href="http://groups.google.com/groups/unlock?_done=/group/comp.lang.rexx/browse_thread/thread/f3b1b7db90192403/0c846a98edc21b7c%3Flnk%3Dgst%26q%3Dcolor&amp;msg=9b5ab9834d94ad21" office:target-frame-name="_parent" xlink:show="replace"><text:span text:style-name="Internet_20_link"><text:span text:style-name="T3">...</text:span></text:span></text:a><text:span text:style-name="T2">@news-s01.ny.us.ibm.net&gt;, tro</text:span><text:a xlink:type="simple" xlink:href="http://groups.google.com/groups/unlock?_done=/group/comp.lang.rexx/browse_thread/thread/f3b1b7db90192403/0c846a98edc21b7c%3Flnk%3Dgst%26q%3Dcolor&amp;msg=9b5ab9834d94ad21" office:target-frame-name="_parent" xlink:show="replace"><text:span text:style-name="Internet_20_link"><text:span text:style-name="T3">...</text:span></text:span></text:a><text:span text:style-name="T2">@ibm.net wrote: <text:line-break/>&gt;But once you take that first step, once the first few concepts trickle-down <text:line-break/>&gt;into your way of thinking, the whole thing opens up for you. </text:span></text:p>
      <text:p text:style-name="P3">I'll say! I've been playing with Object Rexx on and off for a couple of years, and I LOVE IT! I came to it this way: </text:p>
      <text:p text:style-name="P3">1. VM programmer since '81, so I'm a REXX 'expert'; Classic REXX is my world... I can do ANYTHING with REXX, and quickly and correctly and well, you get the idea... It's the reason most folks love it! </text:p>
      <text:p text:style-name="P3">2. I pick up the Booch book, and become engrossed in the Booch method of Object-oriented design. THIS is the good stuff, THIS is where the massive gains in productivity take place. I dunno why, I guess because Grady Booch explains it all so well? But this is all just mouth-watering SCIENCE (not real world) </text:p>
      <text:p text:style-name="P3">3. I pick up a C++ system, and spend like a year trying to solidify the ideas presented in the Booch book, using C++. Bad idea (at least for me). I simply selected the wrong language to try. At least it's a trendy and popular language... I wrote some things, but nothing clicked as well as I would have hoped... </text:p>
      <text:p text:style-name="P3">4. I see an ORexx demo from Simon Nash, the creator, and fall in love. (With the language, not Simon) It's got the "Boochiness" that C++ (and others, like Delphi) are missing. It's a pure computer science product, only hey - it's REXX! (PS. not that Simon's a bad fellow...) </text:p>
      <text:p text:style-name="P3">5. I lose touch with ORexx, because it's on the "forbidden ground" of OS/2 Warp. Then - last week - I find the NT version! Wow! Joy! Sun is shining! Birds is chirping! Life is good and the people of the villages run to the riverbanks singing and crying! Booch abounds! So, the real thrill for me was the unravelling of the OOP story in the book (Object Oriented Design, with Examples. By Grady Booch). And <text:soft-page-break/>then the ultra-supernova-of-nirvana was to find Object Rexx. Especially on a <text:line-break/>platform as important and mainstream as NT! Goodbye, perl! </text:p>
      <text:h text:style-name="P6" text:outline-level="2">Rony</text:h>
      <text:p text:style-name="P3">Well, Mike's idea is *very* interesting:  allow for writing Java programs with the syntax of Rexx.  This allows Rexx programmers to enter new turf, which is hot, hot, hot.  Also, it allows non-Rexx programmers to tackle the Rexx syntax and the easy coding style for writing Java-applets and application. </text:p>
      <text:p text:style-name="P7">As NetRexx is Java in the clothes of Rexx, and very nicely implemented, it also makes it clear that it is *not* an OO-version of Rexx itself. </text:p>
      <text:p text:style-name="P7">NetRexx in effect translates the Rexx-looking code into Java, so the general scoping rules and the like have to closely follow Java, yet coding in NetRexx seems to be *much* easier than in Java itself.  Yet, with other words:  NetRexx mostlikely will ease the writing of Java-applets/applications, enhancing productivity, yet it will have to always follow (and be restricted by) the rules of Java itself (like no multiple inheritance). </text:p>
      <text:p text:style-name="P7">It would be possible to extend the syntax of NetRexx such that the Java programs would look like Object Rexx programs, very much as now they look like plain Rexx. </text:p>
      <text:p text:style-name="P5">&gt;Why does it appear that Coulishaw was not involved in the <text:line-break/>&gt;development of Object REXX? </text:p>
      <text:p text:style-name="P3">Maybe, because you have been using two examples which compare oranges to apples? </text:p>
      <text:p text:style-name="P7">For instance, the above NetRexx-applet could be coded in Object Rexx like: </text:p>
      <text:p text:style-name="P7">    /* A simple graphics Applet */ <text:line-break/>    :: CLASS Rainbow SUBCLASS Applet <text:line-break/>    :: METHOD paint <text:line-break/>       USE ARG g                             /* use to repaint the window */ </text:p>
      <text:p text:style-name="P7">       maxx = .size ~ width - 1              /* query &amp; determine width   */ <text:line-break/>       maxy = .size ~ height - 1             /* query &amp; determine heigth  */ </text:p>
      <text:p text:style-name="Normal_20__28_Web_29_"><text:span text:style-name="T2">       DO y = 0 TO maxy                             /* loop               */ <text:line-break/>          col = </text:span><text:span text:style-name="T2">.</text:span><text:span text:style-name="T5">Color</text:span><text:span text:style-name="T2"> ~ getHSBColor( y/maxy, 1, 1) /* select a colour    */ <text:line-break/>          g ~ setColor( col )                       /* set it             */ <text:line-break/>          g ~ drawRect( 0, y, maxx, y)              /* and fill a slice   */ <text:line-break/>       END </text:span></text:p>
      <text:p text:style-name="P7">Actually, if the Java-classes become SOMified such code would become immediately feasible.  Yet, you would be executing in the world of (Object) Rexx and take advantage of everything that is defined for it, even Rexx-specific function-packages, Object Rexx container classes, multiple inheritance, and the like. </text:p>
      <text:p text:style-name="P7">With other words, don't get afraid of some obscurely looking Object Rexx code; one could create such code for *any* programming languag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21:13:00</meta:creation-date>
    <dc:creator>JFaucher</dc:creator>
    <dc:date>2009-06-07T21:14:00</dc:date>
    <meta:editing-cycles>2</meta:editing-cycles>
    <meta:editing-duration>PT52113H31M44S</meta:editing-duration>
    <meta:document-statistic meta:table-count="0" meta:image-count="0" meta:object-count="0" meta:page-count="19" meta:paragraph-count="214" meta:word-count="10870" meta:character-count="63752"/>
    <meta:generator>OpenOffice.org/3.2$Win32 OpenOffice.org_project/320m18$Build-9502</meta:generator>
  </office:meta>
</office:document-meta>
</file>